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ntactInfo" style:family="table">
      <style:table-properties style:width="16.969cm" fo:margin-left="0.002cm" fo:margin-right="0.028cm" table:align="margins"/>
    </style:style>
    <style:style style:name="ContactInfo.A" style:family="table-column">
      <style:table-column-properties style:column-width="8.486cm" style:rel-column-width="32774*"/>
    </style:style>
    <style:style style:name="ContactInfo.B" style:family="table-column">
      <style:table-column-properties style:column-width="8.483cm" style:rel-column-width="32761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6.979cm" fo:margin-top="0cm" fo:margin-bottom="0cm" table:align="left"/>
    </style:style>
    <style:style style:name="PersonalINfo.A" style:family="table-column">
      <style:table-column-properties style:column-width="8.488cm"/>
    </style:style>
    <style:style style:name="PersonalINfo.B" style:family="table-column">
      <style:table-column-properties style:column-width="8.491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6.949cm" table:align="left"/>
    </style:style>
    <style:style style:name="Education_5f_University.A" style:display-name="Education_University.A" style:family="table-column">
      <style:table-column-properties style:column-width="8.472cm"/>
    </style:style>
    <style:style style:name="Education_5f_University.B" style:display-name="Education_University.B" style:family="table-column">
      <style:table-column-properties style:column-width="8.47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6.972cm" table:align="left"/>
    </style:style>
    <style:style style:name="Education_5f_HighSchool.A" style:display-name="Education_HighSchool.A" style:family="table-column">
      <style:table-column-properties style:column-width="8.484cm"/>
    </style:style>
    <style:style style:name="Education_5f_HighSchool.B" style:display-name="Education_HighSchool.B" style:family="table-column">
      <style:table-column-properties style:column-width="8.488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6.97cm" fo:margin-left="0.002cm" fo:margin-right="0.026cm" table:align="margins"/>
    </style:style>
    <style:style style:name="AdditionalQualifications.A" style:family="table-column">
      <style:table-column-properties style:column-width="8.474cm" style:rel-column-width="32726*"/>
    </style:style>
    <style:style style:name="AdditionalQualifications.B" style:family="table-column">
      <style:table-column-properties style:column-width="8.497cm" style:rel-column-width="32809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1" style:family="table">
      <style:table-properties style:width="16.972cm" table:align="left"/>
    </style:style>
    <style:style style:name="Таблица1.A" style:family="table-column">
      <style:table-column-properties style:column-width="8.474cm"/>
    </style:style>
    <style:style style:name="Таблица1.B" style:family="table-column">
      <style:table-column-properties style:column-width="8.498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6.972cm" table:align="left"/>
    </style:style>
    <style:style style:name="EmploymentHistory3.A" style:family="table-column">
      <style:table-column-properties style:column-width="8.474cm"/>
    </style:style>
    <style:style style:name="EmploymentHistory3.B" style:family="table-column">
      <style:table-column-properties style:column-width="8.498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6.999cm" table:align="left"/>
    </style:style>
    <style:style style:name="EmploymentHistory2.A" style:family="table-column">
      <style:table-column-properties style:column-width="8.498cm"/>
    </style:style>
    <style:style style:name="EmploymentHistory2.B" style:family="table-column">
      <style:table-column-properties style:column-width="8.5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SampleProjects1" style:family="table">
      <style:table-properties style:width="16.999cm" table:align="left"/>
    </style:style>
    <style:style style:name="SampleProjects1.A" style:family="table-column">
      <style:table-column-properties style:column-width="8.498cm"/>
    </style:style>
    <style:style style:name="SampleProjects1.B" style:family="table-column">
      <style:table-column-properties style:column-width="8.5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>
        <style:tab-stops>
          <style:tab-stop style:position="16.801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Sender">
      <style:text-properties style:font-name="Arial" fo:font-style="italic" style:font-style-asian="italic" style:font-style-complex="italic"/>
    </style:style>
    <style:style style:name="P6" style:family="paragraph" style:parent-style-name="Table_20_Contents">
      <style:text-properties style:font-name="Arial" fo:font-style="normal" style:font-style-asian="normal" style:font-style-complex="normal"/>
    </style:style>
    <style:style style:name="P7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8" style:family="paragraph" style:parent-style-name="Heading_20_2">
      <style:paragraph-properties>
        <style:tab-stops>
          <style:tab-stop style:position="16.74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9" style:family="paragraph" style:parent-style-name="Heading_20_3">
      <style:text-properties style:font-name="Arial"/>
    </style:style>
    <style:style style:name="P10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Heading_20_2">
      <style:paragraph-properties fo:break-before="page"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13" style:family="paragraph" style:parent-style-name="Table_20_Contents">
      <style:text-properties style:font-name="Arial" fo:font-weight="bold"/>
    </style:style>
    <style:style style:name="P14" style:family="paragraph" style:parent-style-name="Heading_20_2">
      <style:paragraph-properties>
        <style:tab-stops>
          <style:tab-stop style:position="16.854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15" style:family="paragraph" style:parent-style-name="Text_20_body" style:list-style-name="L2"/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7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 style:parent-style-name="ACRONYM">
      <style:text-properties style:font-name="Arial"/>
    </style:style>
    <style:style style:name="T3" style:family="text" style:parent-style-name="Q">
      <style:text-properties style:font-name="Arial"/>
    </style:style>
    <style:style style:name="T4" style:family="text" style:parent-style-name="ACRONYM">
      <style:text-properties style:font-name="Arial"/>
    </style:style>
    <style:style style:name="T5" style:family="text" style:parent-style-name="Q">
      <style:text-properties style:font-name="Arial"/>
    </style:style>
    <style:style style:name="T6" style:family="text">
      <style:text-properties style:font-name="Arial"/>
    </style:style>
    <style:style style:name="T7" style:family="text">
      <style:text-properties style:font-name="Arial" fo:font-weight="bold"/>
    </style:style>
    <style:style style:name="T8" style:family="text">
      <style:text-properties style:font-name="Arial" fo:font-weight="bold"/>
    </style:style>
    <style:style style:name="T9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0" fo:column-gap="0cm"/>
      </style:section-properties>
    </style:style>
    <style:style style:name="Sect2" style:family="section">
      <style:section-properties fo:margin-left="0cm" fo:margin-right="-0.423cm"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Автобиография на Георги Сотиров</text:h>
      <text:section text:style-name="Sect1" text:name="Menu">
        <text:h text:style-name="P2" text:outline-level="2">Информация за контакт<text:tab/></text:h>
      </text:section>
      <text:section text:style-name="Sect1" text:name="Content">
        <text:section text:style-name="Sect1" text:name="ContactDetails">
          <table:table table:name="ContactInfo" table:style-name="ContactInfo">
            <table:table-column table:style-name="ContactInfo.A"/>
            <table:table-column table:style-name="ContactInfo.B"/>
            <table:table-row>
              <table:table-cell table:style-name="ContactInfo.A1" office:value-type="string">
                <text:p text:style-name="P3">Пълно име:</text:p>
              </table:table-cell>
              <table:table-cell table:style-name="ContactInfo.B1" office:value-type="string">
                <text:p text:style-name="P4">Георги Димитров Сотиров</text:p>
              </table:table-cell>
            </table:table-row>
            <table:table-row>
              <table:table-cell table:style-name="ContactInfo.A1" office:value-type="string">
                <text:p text:style-name="P3">Страна:</text:p>
              </table:table-cell>
              <table:table-cell table:style-name="ContactInfo.B1" office:value-type="string">
                <text:p text:style-name="P4">България</text:p>
              </table:table-cell>
            </table:table-row>
            <table:table-row>
              <table:table-cell table:style-name="ContactInfo.A1" office:value-type="string">
                <text:p text:style-name="P3">Текущ адрес:</text:p>
              </table:table-cell>
              <table:table-cell table:style-name="ContactInfo.B1" office:value-type="string">
                <text:p text:style-name="P5">1784 София<text:line-break/>Младост 4</text:p>
                <text:p text:style-name="P6">(за повече, моля свържете се с мен)</text:p>
              </table:table-cell>
            </table:table-row>
            <table:table-row>
              <table:table-cell table:style-name="ContactInfo.A1" office:value-type="string">
                <text:p text:style-name="P3">Личен мобилен:</text:p>
              </table:table-cell>
              <table:table-cell table:style-name="ContactInfo.B1" office:value-type="string">
                <text:p text:style-name="P4">+359 88 837 18 17</text:p>
              </table:table-cell>
            </table:table-row>
            <table:table-row>
              <table:table-cell table:style-name="ContactInfo.A1" office:value-type="string">
                <text:p text:style-name="P3">Е-поща:</text:p>
              </table:table-cell>
              <table:table-cell table:style-name="ContactInfo.B1" office:value-type="string">
                <text:p text:style-name="Table_20_Contents"><text:a xlink:type="simple" xlink:href="mailto:Георги%20Сотиров%20%3Cgdsotirov@dir.bg%3E"><text:span text:style-name="T1">gdsotirov@dir.bg</text:span></text:a></text:p>
              </table:table-cell>
            </table:table-row>
            <table:table-row>
              <table:table-cell table:style-name="ContactInfo.A1" office:value-type="string">
                <text:p text:style-name="P3">Предпочитани начин за връзка:</text:p>
              </table:table-cell>
              <table:table-cell table:style-name="ContactInfo.B1" office:value-type="string">
                <text:p text:style-name="P4">Мобилен телефон</text:p>
              </table:table-cell>
            </table:table-row>
          </table:table>
        </text:section>
        <text:section text:style-name="Sect1" text:name="PersonalInfo">
          <text:h text:style-name="P7" text:outline-level="2">Лична информация<text:tab/></text:h>
          <table:table table:name="PersonalINfo" table:style-name="PersonalINfo">
            <table:table-column table:style-name="PersonalINfo.A"/>
            <table:table-column table:style-name="PersonalINfo.B"/>
            <table:table-row>
              <table:table-cell table:style-name="PersonalINfo.A1" office:value-type="string">
                <text:p text:style-name="P3">Рождена дата:</text:p>
              </table:table-cell>
              <table:table-cell table:style-name="PersonalINfo.B1" office:value-type="string">
                <text:p text:style-name="P4">19 Октомври 1979 г.</text:p>
              </table:table-cell>
            </table:table-row>
            <table:table-row>
              <table:table-cell table:style-name="PersonalINfo.A1" office:value-type="string">
                <text:p text:style-name="P3">Място на раждане:</text:p>
              </table:table-cell>
              <table:table-cell table:style-name="PersonalINfo.B1" office:value-type="string">
                <text:p text:style-name="P4">Дупница, България</text:p>
              </table:table-cell>
            </table:table-row>
            <table:table-row>
              <table:table-cell table:style-name="PersonalINfo.A1" office:value-type="string">
                <text:p text:style-name="P3">Вид работа:</text:p>
              </table:table-cell>
              <table:table-cell table:style-name="PersonalINfo.B1" office:value-type="string">
                <text:p text:style-name="P4">Непълен или пълен работен ден, проект</text:p>
              </table:table-cell>
            </table:table-row>
            <table:table-row>
              <table:table-cell table:style-name="PersonalINfo.A1" office:value-type="string">
                <text:p text:style-name="P3">Шофьорска книжка:</text:p>
              </table:table-cell>
              <table:table-cell table:style-name="PersonalINfo.B1" office:value-type="string">
                <text:p text:style-name="P4">Да, действащ шофьор</text:p>
              </table:table-cell>
            </table:table-row>
            <table:table-row>
              <table:table-cell table:style-name="PersonalINfo.A1" office:value-type="string">
                <text:p text:style-name="P3">Военна служба:</text:p>
              </table:table-cell>
              <table:table-cell table:style-name="PersonalINfo.B1" office:value-type="string">
                <text:p text:style-name="P4">Завършена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 град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а страна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</table:table>
        </text:section>
        <text:section text:style-name="Sect1" text:name="Education">
          <text:h text:style-name="P8" text:outline-level="2">Образование<text:tab/></text:h>
          <text:section text:style-name="Sect1" text:name="Education-University">
            <text:h text:style-name="P9" text:outline-level="3">Университет</text:h>
            <table:table table:name="Education_University" table:style-name="Education_5f_University">
              <table:table-column table:style-name="Education_5f_University.A"/>
              <table:table-column table:style-name="Education_5f_University.B"/>
              <table:table-row>
                <table:table-cell table:style-name="Education_5f_University.A1" office:value-type="string">
                  <text:p text:style-name="P3">Име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"><text:span text:style-name="T1">Технически Университет - София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Факултет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fksu1.htm"><text:span text:style-name="T1">Факултет Компютърни системи и управление, Катедра "Компютърни системи"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Специалност:</text:p>
                </table:table-cell>
                <table:table-cell table:style-name="Education_5f_University.B1" office:value-type="string">
                  <text:p text:style-name="P4">Компютърни системи и технологии</text:p>
                </table:table-cell>
              </table:table-row>
              <table:table-row>
                <table:table-cell table:style-name="Education_5f_University.A1" office:value-type="string">
                  <text:p text:style-name="P3">Степен:</text:p>
                </table:table-cell>
                <table:table-cell table:style-name="Education_5f_University.B1" office:value-type="string">
                  <text:p text:style-name="P4">Бакалавър</text:p>
                </table:table-cell>
              </table:table-row>
              <table:table-row>
                <table:table-cell table:style-name="Education_5f_University.A1" office:value-type="string">
                  <text:p text:style-name="P3">Място:</text:p>
                </table:table-cell>
                <table:table-cell table:style-name="Education_5f_University.B1" office:value-type="string">
                  <text:p text:style-name="P4">София, България</text:p>
                </table:table-cell>
              </table:table-row>
              <table:table-row>
                <table:table-cell table:style-name="Education_5f_University.A1" office:value-type="string">
                  <text:p text:style-name="P3">Период:</text:p>
                </table:table-cell>
                <table:table-cell table:style-name="Education_5f_University.B1" office:value-type="string">
                  <text:p text:style-name="P4">Септември 1998 - Юни 2002</text:p>
                </table:table-cell>
              </table:table-row>
            </table:table>
          </text:section>
          <text:section text:style-name="Sect1" text:name="Education-HighSchool">
            <text:h text:style-name="P9" text:outline-level="3">Техникум</text:h>
            <table:table table:name="Education_HighSchool" table:style-name="Education_5f_HighSchool">
              <table:table-column table:style-name="Education_5f_HighSchool.A"/>
              <table:table-column table:style-name="Education_5f_HighSchool.B"/>
              <table:table-row>
                <table:table-cell table:style-name="Education_5f_HighSchool.A1" office:value-type="string">
                  <text:p text:style-name="P3">Име:</text:p>
                </table:table-cell>
                <table:table-cell table:style-name="Education_5f_HighSchool.B1" office:value-type="string">
                  <text:p text:style-name="Table_20_Contents"><text:span text:style-name="T2">Акад.</text:span><text:span text:style-name="T3"> </text:span><text:a xlink:type="simple" xlink:href="http://en.wikipedia.org/wiki/Sergei_Korolev"><text:span text:style-name="Q"><text:span text:style-name="T4">С.</text:span></text:span></text:a><text:a xlink:type="simple" xlink:href="http://en.wikipedia.org/wiki/Sergei_Korolev"><text:span text:style-name="T5"> </text:span></text:a><text:a xlink:type="simple" xlink:href="http://en.wikipedia.org/wiki/Sergei_Korolev"><text:span text:style-name="Q"><text:span text:style-name="T4">П.</text:span></text:span></text:a><text:a xlink:type="simple" xlink:href="http://en.wikipedia.org/wiki/Sergei_Korolev"><text:span text:style-name="T5"> Корольов</text:span></text:a></text:p>
                </table:table-cell>
              </table:table-row>
              <table:table-row>
                <table:table-cell table:style-name="Education_5f_HighSchool.A1" office:value-type="string">
                  <text:p text:style-name="P3">Специалност:</text:p>
                </table:table-cell>
                <table:table-cell table:style-name="Education_5f_HighSchool.B1" office:value-type="string">
                  <text:p text:style-name="P4">Електрообзавеждане на промишлени предприятия</text:p>
                </table:table-cell>
              </table:table-row>
              <table:table-row>
                <table:table-cell table:style-name="Education_5f_HighSchool.A1" office:value-type="string">
                  <text:p text:style-name="P3">Място:</text:p>
                </table:table-cell>
                <table:table-cell table:style-name="Education_5f_HighSchool.B1" office:value-type="string">
                  <text:p text:style-name="P4">Дупница, България</text:p>
                </table:table-cell>
              </table:table-row>
              <table:table-row>
                <table:table-cell table:style-name="Education_5f_HighSchool.A1" office:value-type="string">
                  <text:p text:style-name="P3">Период:</text:p>
                </table:table-cell>
                <table:table-cell table:style-name="Education_5f_HighSchool.B1" office:value-type="string">
                  <text:p text:style-name="P4">Септември 1994 - Май 1998</text:p>
                </table:table-cell>
              </table:table-row>
            </table:table>
          </text:section>
        </text:section>
        <text:section text:style-name="Sect1" text:name="Skills">
          <text:h text:style-name="P10" text:outline-level="2">Умения<text:tab/></text:h>
          <text:section text:style-name="Sect1" text:name="Skills-ProgrammingLanguages">
            <text:h text:style-name="P9" text:outline-level="3">Програмни езици</text:h>
            <text:p text:style-name="P11">C, C++, JavaScript®, Pascal, Perl, PHP, Prolog, Shell</text:p>
          </text:section>
          <text:section text:style-name="Sect1" text:name="Skills-MarkupLanguages">
            <text:h text:style-name="P9" text:outline-level="3">Тагови езици</text:h>
            <text:p text:style-name="P11">(X)HTML, XML</text:p>
          </text:section>
          <text:section text:style-name="Sect1" text:name="Skills-StylesheetLanguages">
            <text:h text:style-name="P9" text:outline-level="3">Стилови езици</text:h>
            <text:p text:style-name="P11">CSS, XSL</text:p>
          </text:section>
          <text:section text:style-name="Sect1" text:name="Skills-IDE">
            <text:h text:style-name="P9" text:outline-level="3">Среди за разработка</text:h>
            <text:p text:style-name="P4">Borland® C++Builder™, Borland® Delphi™, GraphTalk™ Developer, KDevelop (Gideon), Microsoft® VisualC++®, Turbo® C/C++, Turbo® Pascal, Watcom™ C/C++</text:p>
          </text:section>
          <text:section text:style-name="Sect1" text:name="Skills-DevelopmentTools">
            <text:h text:style-name="P9" text:outline-level="3">Инструменти за разработка</text:h>
            <text:p text:style-name="Text_20_body"><text:span text:style-name="T6">Bugzilla, CVS, Subversion, make</text:span></text:p>
          </text:section>
          <text:section text:style-name="Sect1" text:name="Skills-DataBase_And_Modeling">
            <text:h text:style-name="P9" text:outline-level="3">Бази данни и моделиране</text:h>
            <text:p text:style-name="P11">SQL, MySQL</text:p>
          </text:section>
          <text:section text:style-name="Sect1" text:name="Skills-OperatingSystems">
            <text:h text:style-name="P9" text:outline-level="3">Операционни системи</text:h>
            <text:p text:style-name="P11">Linux, Windows, DOS</text:p>
          </text:section>
          <text:section text:style-name="Sect1" text:name="Skills-CommunicationInterfaces">
            <text:h text:style-name="P9" text:outline-level="3">Интерфейси за връзка</text:h>
            <text:p text:style-name="P11"><text:a xlink:type="simple" xlink:href="http://gsotirov79.ddns.homelan.bg/%7Egsotirov/glossary.bg.html#DeviceNet"><text:span text:style-name="T1">DeviceNet™</text:span></text:a>, SNMP, TCP/IP</text:p>
          </text:section>
          <text:section text:style-name="Sect1" text:name="Skills-SpokenLanguages">
            <text:h text:style-name="P9" text:outline-level="3">Езици</text:h>
            <text:p text:style-name="P11">Български, Английски</text:p>
          </text:section>
        </text:section>
        <text:section text:style-name="Sect1" text:name="AdditionlQualifications">
          <text:h text:style-name="P7" text:outline-level="2"/>
          <text:h text:style-name="P12" text:outline-level="2">Допълнителни квалификации<text:tab/></text:h>
          <text:h text:style-name="P9" text:outline-level="3">Юли 2003 - Август 2003</text:h>
          <table:table table:name="AdditionalQualifications" table:style-name="AdditionalQualifications">
            <table:table-column table:style-name="AdditionalQualifications.A"/>
            <table:table-column table:style-name="AdditionalQualifications.B"/>
            <table:table-row>
              <table:table-cell table:style-name="AdditionalQualifications.A1" office:value-type="string">
                <text:p text:style-name="P3">Наименование:</text:p>
              </table:table-cell>
              <table:table-cell table:style-name="AdditionalQualifications.B1" office:value-type="string">
                <text:p text:style-name="Table_20_Contents"><text:span text:style-name="T7">Разработчик на </text:span><text:a xlink:type="simple" xlink:href="http://gsotirov79.ddns.homelan.bg/%7Egsotirov/glossary.bg..html#GT"><text:span text:style-name="T8">GraphTalk</text:span></text:a><text:span text:style-name="T7"> и </text:span><text:a xlink:type="simple" xlink:href="http://gsotirov79.ddns.homelan.bg/%7Egsotirov/glossary.bg.html#GTAIA"><text:span text:style-name="T8">A.I.A</text:span></text:a></text:p>
              </table:table-cell>
            </table:table-row>
            <table:table-row>
              <table:table-cell table:style-name="AdditionalQualifications.A1" office:value-type="string">
                <text:p text:style-name="P3">Фирма:</text:p>
              </table:table-cell>
              <table:table-cell table:style-name="AdditionalQualifications.B1" office:value-type="string">
                <text:p text:style-name="Table_20_Contents"><text:a xlink:type="simple" xlink:href="http://www.csc.com/"><text:span text:style-name="T1">Computer Sciences Corporation</text:span></text:a></text:p>
              </table:table-cell>
            </table:table-row>
            <table:table-row>
              <table:table-cell table:style-name="AdditionalQualifications.A1" office:value-type="string">
                <text:p text:style-name="P3">Описание:</text:p>
              </table:table-cell>
              <table:table-cell table:style-name="AdditionalQualifications.B1" office:value-type="string">
                <text:p text:style-name="Table_20_Contents"><text:span text:style-name="T6">Курса подготвя обучаващите се за работа с </text:span><text:a xlink:type="simple" xlink:href="http://gsotirov79.ddns.homelan.bg/%7Egsotirov/glossary.bg..html#GT"><text:span text:style-name="T1">GraphTalk Developer</text:span></text:a><text:span text:style-name="T6"> и ги въвежда в разработването за </text:span><text:a xlink:type="simple" xlink:href="http://gsotirov79.ddns.homelan.bg/%7Egsotirov/glossary.bg.html#GTAIA"><text:span text:style-name="T1">GraphTalk A.I.A</text:span></text:a><text:span text:style-name="T6">. </text:span></text:p>
              </table:table-cell>
            </table:table-row>
          </table:table>
        </text:section>
        <text:section text:style-name="Sect1" text:name="EmploymentHistory">
          <text:h text:style-name="P7" text:outline-level="2">Трудов опит<text:tab/></text:h>
          <text:h text:style-name="P9" text:outline-level="3">Октомври 2005 - до сега</text:h>
          <table:table table:name="Таблица1" table:style-name="Таблица1">
            <table:table-column table:style-name="Таблица1.A"/>
            <table:table-column table:style-name="Таблица1.B"/>
            <table:table-row>
              <table:table-cell table:style-name="Таблица1.A1" office:value-type="string">
                <text:p text:style-name="P3">Длъжност:</text:p>
              </table:table-cell>
              <table:table-cell table:style-name="Таблица1.B1" office:value-type="string">
                <text:p text:style-name="P13">Старши програмист</text:p>
              </table:table-cell>
            </table:table-row>
            <table:table-row>
              <table:table-cell table:style-name="Таблица1.A1" office:value-type="string">
                <text:p text:style-name="P3">Фирма:</text:p>
              </table:table-cell>
              <table:table-cell table:style-name="Таблица1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Таблица1.A1" office:value-type="string">
                <text:p text:style-name="P3">Място:</text:p>
              </table:table-cell>
              <table:table-cell table:style-name="Таблица1.B1" office:value-type="string">
                <text:p text:style-name="P4">София, България</text:p>
              </table:table-cell>
            </table:table-row>
            <table:table-row>
              <table:table-cell table:style-name="Таблица1.A1" office:value-type="string">
                <text:p text:style-name="P3">Размер на екипа:</text:p>
              </table:table-cell>
              <table:table-cell table:style-name="Таблица1.B1" office:value-type="string">
                <text:p text:style-name="P4">15 души</text:p>
              </table:table-cell>
            </table:table-row>
            <table:table-row>
              <table:table-cell table:style-name="Таблица1.A1" office:value-type="string">
                <text:p text:style-name="P3">Задължения:</text:p>
              </table:table-cell>
              <table:table-cell table:style-name="Таблица1.B1" office:value-type="string">
                <text:p text:style-name="P4">Разработване и координиране на разработването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OBS"/>Юли 2003 – Октомври 2005</text:h>
          <table:table table:name="EmploymentHistory3" table:style-name="EmploymentHistory3">
            <table:table-column table:style-name="EmploymentHistory3.A"/>
            <table:table-column table:style-name="EmploymentHistory3.B"/>
            <table:table-row>
              <table:table-cell table:style-name="EmploymentHistory3.A1" office:value-type="string">
                <text:p text:style-name="P3">Длъжност:</text:p>
              </table:table-cell>
              <table:table-cell table:style-name="EmploymentHistory3.B1" office:value-type="string">
                <text:p text:style-name="P13">Програмист</text:p>
              </table:table-cell>
            </table:table-row>
            <table:table-row>
              <table:table-cell table:style-name="EmploymentHistory3.A1" office:value-type="string">
                <text:p text:style-name="P3">Фирма:</text:p>
              </table:table-cell>
              <table:table-cell table:style-name="EmploymentHistory3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EmploymentHistory3.A1" office:value-type="string">
                <text:p text:style-name="P3">Място:</text:p>
              </table:table-cell>
              <table:table-cell table:style-name="EmploymentHistory3.B1" office:value-type="string">
                <text:p text:style-name="P4">София, България</text:p>
              </table:table-cell>
            </table:table-row>
            <table:table-row>
              <table:table-cell table:style-name="EmploymentHistory3.A1" office:value-type="string">
                <text:p text:style-name="P3">Размер на екипа:</text:p>
              </table:table-cell>
              <table:table-cell table:style-name="EmploymentHistory3.B1" office:value-type="string">
                <text:p text:style-name="P4">между 5 и 20 души</text:p>
              </table:table-cell>
            </table:table-row>
            <table:table-row>
              <table:table-cell table:style-name="EmploymentHistory3.A1" office:value-type="string">
                <text:p text:style-name="P3">Задължения:</text:p>
              </table:table-cell>
              <table:table-cell table:style-name="EmploymentHistory3.B1" office:value-type="string">
                <text:p text:style-name="P4">Разработване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Xpeqt"/>Май 2002 - Януари 2003</text:h>
          <table:table table:name="EmploymentHistory2" table:style-name="EmploymentHistory2">
            <table:table-column table:style-name="EmploymentHistory2.A"/>
            <table:table-column table:style-name="EmploymentHistory2.B"/>
            <table:table-row>
              <table:table-cell table:style-name="EmploymentHistory2.A1" office:value-type="string">
                <text:p text:style-name="P3">Длъжност:</text:p>
              </table:table-cell>
              <table:table-cell table:style-name="EmploymentHistory2.B1" office:value-type="string">
                <text:p text:style-name="P13">Програмист на C/C++</text:p>
              </table:table-cell>
            </table:table-row>
            <table:table-row>
              <table:table-cell table:style-name="EmploymentHistory2.A1" office:value-type="string">
                <text:p text:style-name="P3">Фирма:</text:p>
              </table:table-cell>
              <table:table-cell table:style-name="EmploymentHistory2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EmploymentHistory2.A1" office:value-type="string">
                <text:p text:style-name="P3">Място:</text:p>
              </table:table-cell>
              <table:table-cell table:style-name="EmploymentHistory2.B1" office:value-type="string">
                <text:p text:style-name="P4">София, България</text:p>
              </table:table-cell>
            </table:table-row>
            <table:table-row>
              <table:table-cell table:style-name="EmploymentHistory2.A1" office:value-type="string">
                <text:p text:style-name="P3">Размер на екипа:</text:p>
              </table:table-cell>
              <table:table-cell table:style-name="EmploymentHistory2.B1" office:value-type="string">
                <text:p text:style-name="P4">5-25 души</text:p>
              </table:table-cell>
            </table:table-row>
            <table:table-row>
              <table:table-cell table:style-name="EmploymentHistory2.A1" office:value-type="string">
                <text:p text:style-name="P3">Задължения:</text:p>
              </table:table-cell>
              <table:table-cell table:style-name="EmploymentHistory2.B1" office:value-type="string">
                <text:p text:style-name="Table_20_Contents"><text:span text:style-name="T6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><text:span text:style-name="T1">DeviceNet™</text:span></text:a><text:span text:style-name="T6"> устройства.</text:span></text:p>
              </table:table-cell>
            </table:table-row>
            <table:table-row>
              <table:table-cell table:style-name="EmploymentHistory2.A1" office:value-type="string">
                <text:p text:style-name="P3">Причина за напускане:</text:p>
              </table:table-cell>
              <table:table-cell table:style-name="EmploymentHistory2.B1" office:value-type="string">
                <text:p text:style-name="P4">Съкращаване на персонала поради намаляване на работата.</text:p>
              </table:table-cell>
            </table:table-row>
          </table:table>
          <text:h text:style-name="P9" text:outline-level="3"><text:bookmark text:name="BIT"/>Септември 2001 - Март 2002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3">Длъжност:</text:p>
              </table:table-cell>
              <table:table-cell table:style-name="Table1.B1" office:value-type="string">
                <text:p text:style-name="P13">Технически сътрудник</text:p>
              </table:table-cell>
            </table:table-row>
            <table:table-row>
              <table:table-cell table:style-name="Table1.A1" office:value-type="string">
                <text:p text:style-name="P3">Фирма:</text:p>
              </table:table-cell>
              <table:table-cell table:style-name="Table1.B1" office:value-type="string">
                <text:p text:style-name="Table_20_Contents"><text:a xlink:type="simple" xlink:href="http://www.bitex.com/"><text:span text:style-name="T1">Български Информационни Технологии</text:span></text:a></text:p>
              </table:table-cell>
            </table:table-row>
            <table:table-row>
              <table:table-cell table:style-name="Table1.A1" office:value-type="string">
                <text:p text:style-name="P3">Място:</text:p>
              </table:table-cell>
              <table:table-cell table:style-name="Table1.B1" office:value-type="string">
                <text:p text:style-name="P4">София, България</text:p>
              </table:table-cell>
            </table:table-row>
            <table:table-row>
              <table:table-cell table:style-name="Table1.A1" office:value-type="string">
                <text:p text:style-name="P3">Размер на екипа:</text:p>
              </table:table-cell>
              <table:table-cell table:style-name="Table1.B1" office:value-type="string">
                <text:p text:style-name="P4">8 души</text:p>
              </table:table-cell>
            </table:table-row>
            <table:table-row>
              <table:table-cell table:style-name="Table1.A1" office:value-type="string">
                <text:p text:style-name="P3">Задължения:</text:p>
              </table:table-cell>
              <table:table-cell table:style-name="Table1.B1" office:value-type="string">
                <text:p text:style-name="P4">Оказване на техническа помощ на клиентите на фирмата и писане на Perl скриптове за сървърите на фирмата.</text:p>
              </table:table-cell>
            </table:table-row>
          </table:table>
        </text:section>
        <text:section text:style-name="Sect1" text:name="SampleProjects">
          <text:h text:style-name="P2" text:outline-level="2">Примерни проекти<text:tab/></text:h>
          <text:h text:style-name="P9" text:outline-level="3"><text:bookmark text:name="EP-12"/>Юни 2002 - Септември 2002</text:h>
          <table:table table:name="SampleProjects1" table:style-name="SampleProjects1">
            <table:table-column table:style-name="SampleProjects1.A"/>
            <table:table-column table:style-name="SampleProjects1.B"/>
            <table:table-row>
              <table:table-cell table:style-name="SampleProjects1.A1" office:value-type="string">
                <text:p text:style-name="P4">Име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cv/doc/ep12.pdf"><text:span text:style-name="T8">EP-12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:</text:p>
              </table:table-cell>
              <table:table-cell table:style-name="SampleProjects1.B1" office:value-type="string">
                <text:p text:style-name="P4">EP-12 е Имерител на шупливост чрез елипсометрия и има възможността да измерва пластини с диаметър 200 и 300 мм.</text:p>
              </table:table-cell>
            </table:table-row>
            <table:table-row>
              <table:table-cell table:style-name="SampleProjects1.A1" office:value-type="string">
                <text:p text:style-name="P4">Продължителност:</text:p>
              </table:table-cell>
              <table:table-cell table:style-name="SampleProjects1.B1" office:value-type="string">
                <text:p text:style-name="P4">4 месеца</text:p>
              </table:table-cell>
            </table:table-row>
            <table:table-row>
              <table:table-cell table:style-name="SampleProjects1.A1" office:value-type="string">
                <text:p text:style-name="P4">Използвани технологии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glossary.bg.html#EllipsometricPorosimetry"><text:span text:style-name="T1">Измерване на шупливост чрез елипсометрия</text:span></text:a><text:span text:style-name="T6">, </text:span><text:a xlink:type="simple" xlink:href="http://gsotirov79.ddns.homelan.bg/%7Egsotirov/glossary.bg.html#DeviceNet"><text:span text:style-name="T1">DeviceNet™</text:span></text:a><text:span text:style-name="T6">, C/C++</text:span></text:p>
              </table:table-cell>
            </table:table-row>
            <table:table-row>
              <table:table-cell table:style-name="SampleProjects1.A1" office:value-type="string">
                <text:p text:style-name="P4">Длъжност:</text:p>
              </table:table-cell>
              <table:table-cell table:style-name="SampleProjects1.B1" office:value-type="string">
                <text:p text:style-name="P4">Младши C/C++ Програмист</text:p>
              </table:table-cell>
            </table:table-row>
            <table:table-row>
              <table:table-cell table:style-name="SampleProjects1.A1" office:value-type="string">
                <text:p text:style-name="P4">Размер на екипа:</text:p>
              </table:table-cell>
              <table:table-cell table:style-name="SampleProjects1.B1" office:value-type="string">
                <text:p text:style-name="P4">около 25 души</text:p>
              </table:table-cell>
            </table:table-row>
            <table:table-row>
              <table:table-cell table:style-name="SampleProjects1.A1" office:value-type="string">
                <text:p text:style-name="P4">Фирма:</text:p>
              </table:table-cell>
              <table:table-cell table:style-name="SampleProjects1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 на фирмата:</text:p>
              </table:table-cell>
              <table:table-cell table:style-name="SampleProjects1.B1" office:value-type="string">
    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    </table:table-cell>
            </table:table-row>
          </table:table>
          <text:p text:style-name="Text_20_body"><text:a xlink:type="simple" xlink:href="http://gsotirov79.ddns.homelan.bg/%7Egsotirov/cv/projects/"><text:span text:style-name="T1">Лични проекти</text:span></text:a></text:p>
        </text:section>
        <text:section text:style-name="Sect2" text:name="References">
          <text:h text:style-name="P14" text:outline-level="2">Препоръки<text:tab/></text:h>
          <text:list text:style-name="L2">
            <text:list-item>
              <text:p text:style-name="P15"><text:span text:style-name="T6">От </text:span><text:a xlink:type="simple" xlink:href="http://gsotirov79.ddns.homelan.bg/%7Egsotirov/cv/cv.bg.html#Xpeqt"><text:span text:style-name="T1">Xpeqt</text:span></text:a><text:span text:style-name="T6">;</text:span></text:p>
            </text:list-item>
          </text:list>
          <text:p text:style-name="P16"><text:span text:style-name="T9">Забележка</text:span>: Препоръки се предоставят при поискване.</text:p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1.365cm" fo:margin-bottom="2.02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 от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Georgi Sotirov</meta:initial-creator>
    <meta:creation-date>2005-08-28T16:46:32</meta:creation-date>
    <dc:creator>Георги Сотиров</dc:creator>
    <dc:date>2006-02-17T23:17:43</dc:date>
    <dc:language>bg-BG</dc:language>
    <meta:editing-cycles>102</meta:editing-cycles>
    <meta:editing-duration>PT2H0M9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0" meta:page-count="4" meta:paragraph-count="150" meta:word-count="493" meta:character-count="3381"/>
  </office:meta>
</office:document-meta>
</file>